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bddb1" officeooo:paragraph-rsid="000bddb1"/>
    </style:style>
    <style:style style:name="P2" style:family="paragraph" style:parent-style-name="Standard">
      <style:paragraph-properties fo:text-align="start" style:justify-single-word="false"/>
      <style:text-properties officeooo:rsid="000bddb1" officeooo:paragraph-rsid="000bdffd"/>
    </style:style>
    <style:style style:name="P3" style:family="paragraph" style:parent-style-name="Standard">
      <style:paragraph-properties fo:text-align="start" style:justify-single-word="false"/>
      <style:text-properties officeooo:rsid="000bdffd" officeooo:paragraph-rsid="000bdffd"/>
    </style:style>
    <style:style style:name="P4" style:family="paragraph" style:parent-style-name="Standard">
      <style:paragraph-properties fo:text-align="start" style:justify-single-word="false"/>
      <style:text-properties officeooo:rsid="000bef24" officeooo:paragraph-rsid="000bef24"/>
    </style:style>
    <style:style style:name="P5" style:family="paragraph" style:parent-style-name="Standard">
      <style:paragraph-properties fo:text-align="start" style:justify-single-word="false"/>
      <style:text-properties officeooo:rsid="000dbf38" officeooo:paragraph-rsid="000dbf38"/>
    </style:style>
    <style:style style:name="P6" style:family="paragraph" style:parent-style-name="Standard">
      <style:paragraph-properties fo:text-align="start" style:justify-single-word="false"/>
      <style:text-properties officeooo:rsid="000fd166" officeooo:paragraph-rsid="000fd166"/>
    </style:style>
    <style:style style:name="P7" style:family="paragraph" style:parent-style-name="Standard">
      <style:paragraph-properties fo:text-align="start" style:justify-single-word="false"/>
      <style:text-properties officeooo:rsid="00120480" officeooo:paragraph-rsid="000fd166"/>
    </style:style>
    <style:style style:name="P8" style:family="paragraph" style:parent-style-name="Standard">
      <style:paragraph-properties fo:text-align="start" style:justify-single-word="false"/>
      <style:text-properties officeooo:rsid="0012e307" officeooo:paragraph-rsid="0012e307"/>
    </style:style>
    <style:style style:name="P9" style:family="paragraph" style:parent-style-name="Standard">
      <style:paragraph-properties fo:text-align="start" style:justify-single-word="false"/>
      <style:text-properties officeooo:rsid="00147a7f" officeooo:paragraph-rsid="00147a7f"/>
    </style:style>
    <style:style style:name="P10" style:family="paragraph" style:parent-style-name="Standard">
      <style:paragraph-properties fo:text-align="start" style:justify-single-word="false"/>
      <style:text-properties officeooo:rsid="001610ae" officeooo:paragraph-rsid="001610ae"/>
    </style:style>
    <style:style style:name="P11" style:family="paragraph" style:parent-style-name="Standard">
      <style:paragraph-properties fo:text-align="start" style:justify-single-word="false"/>
      <style:text-properties officeooo:rsid="0016feb6" officeooo:paragraph-rsid="0016feb6"/>
    </style:style>
    <style:style style:name="P12" style:family="paragraph" style:parent-style-name="Standard">
      <style:paragraph-properties fo:text-align="start" style:justify-single-word="false"/>
      <style:text-properties officeooo:rsid="00177785" officeooo:paragraph-rsid="00177785"/>
    </style:style>
    <style:style style:name="P13" style:family="paragraph" style:parent-style-name="Standard">
      <style:paragraph-properties fo:text-align="start" style:justify-single-word="false"/>
      <style:text-properties officeooo:rsid="0018c80d" officeooo:paragraph-rsid="0018c80d"/>
    </style:style>
    <style:style style:name="P14" style:family="paragraph" style:parent-style-name="Standard">
      <style:paragraph-properties fo:text-align="start" style:justify-single-word="false"/>
      <style:text-properties officeooo:rsid="0018d54b" officeooo:paragraph-rsid="0018d54b"/>
    </style:style>
    <style:style style:name="P15" style:family="paragraph" style:parent-style-name="Standard">
      <style:paragraph-properties fo:text-align="start" style:justify-single-word="false"/>
      <style:text-properties officeooo:rsid="001a6004" officeooo:paragraph-rsid="001a6004"/>
    </style:style>
    <style:style style:name="P16" style:family="paragraph" style:parent-style-name="Standard">
      <style:paragraph-properties fo:text-align="start" style:justify-single-word="false"/>
      <style:text-properties officeooo:rsid="001aeabd" officeooo:paragraph-rsid="001aeabd"/>
    </style:style>
    <style:style style:name="P17" style:family="paragraph" style:parent-style-name="Standard">
      <style:paragraph-properties fo:text-align="start" style:justify-single-word="false"/>
      <style:text-properties officeooo:rsid="001aeabd" officeooo:paragraph-rsid="001b6323"/>
    </style:style>
    <style:style style:name="P18" style:family="paragraph" style:parent-style-name="Standard">
      <style:paragraph-properties fo:text-align="start" style:justify-single-word="false"/>
      <style:text-properties officeooo:rsid="001b6323" officeooo:paragraph-rsid="001b6323"/>
    </style:style>
    <style:style style:name="P19" style:family="paragraph" style:parent-style-name="Standard">
      <style:paragraph-properties fo:text-align="start" style:justify-single-word="false"/>
      <style:text-properties officeooo:rsid="001c9b59" officeooo:paragraph-rsid="001c9b59"/>
    </style:style>
    <style:style style:name="P20" style:family="paragraph" style:parent-style-name="Standard">
      <style:paragraph-properties fo:text-align="start" style:justify-single-word="false"/>
      <style:text-properties officeooo:rsid="001c9ce2" officeooo:paragraph-rsid="001c9ce2"/>
    </style:style>
    <style:style style:name="P21" style:family="paragraph" style:parent-style-name="Standard">
      <style:paragraph-properties fo:text-align="start" style:justify-single-word="false"/>
      <style:text-properties officeooo:rsid="001d78e3" officeooo:paragraph-rsid="001d78e3"/>
    </style:style>
    <style:style style:name="P22" style:family="paragraph" style:parent-style-name="Standard">
      <style:paragraph-properties fo:text-align="start" style:justify-single-word="false"/>
      <style:text-properties officeooo:rsid="001db6ef" officeooo:paragraph-rsid="001db6ef"/>
    </style:style>
    <style:style style:name="P23" style:family="paragraph" style:parent-style-name="Standard">
      <style:paragraph-properties fo:text-align="start" style:justify-single-word="false"/>
      <style:text-properties officeooo:rsid="001de0db" officeooo:paragraph-rsid="001de0db"/>
    </style:style>
    <style:style style:name="P24" style:family="paragraph" style:parent-style-name="Standard">
      <style:paragraph-properties fo:text-align="start" style:justify-single-word="false"/>
      <style:text-properties officeooo:rsid="001e8da6" officeooo:paragraph-rsid="001e8da6"/>
    </style:style>
    <style:style style:name="P25" style:family="paragraph" style:parent-style-name="Standard">
      <style:paragraph-properties fo:text-align="start" style:justify-single-word="false"/>
      <style:text-properties officeooo:rsid="001fb857" officeooo:paragraph-rsid="001fb857"/>
    </style:style>
    <style:style style:name="P26" style:family="paragraph" style:parent-style-name="Standard">
      <style:paragraph-properties fo:text-align="start" style:justify-single-word="false"/>
      <style:text-properties officeooo:rsid="002196a7" officeooo:paragraph-rsid="002196a7"/>
    </style:style>
    <style:style style:name="P27" style:family="paragraph" style:parent-style-name="Standard">
      <style:paragraph-properties fo:text-align="start" style:justify-single-word="false"/>
      <style:text-properties officeooo:rsid="001b6323" officeooo:paragraph-rsid="001b6323"/>
    </style:style>
    <style:style style:name="P28" style:family="paragraph" style:parent-style-name="Standard">
      <style:paragraph-properties fo:text-align="start" style:justify-single-word="false"/>
      <style:text-properties officeooo:rsid="00221bc7" officeooo:paragraph-rsid="00221bc7"/>
    </style:style>
    <style:style style:name="P29" style:family="paragraph" style:parent-style-name="Standard">
      <style:paragraph-properties fo:text-align="start" style:justify-single-word="false"/>
      <style:text-properties officeooo:rsid="00231efb" officeooo:paragraph-rsid="00221bc7"/>
    </style:style>
    <style:style style:name="P30" style:family="paragraph" style:parent-style-name="Standard">
      <style:paragraph-properties fo:text-align="start" style:justify-single-word="false"/>
      <style:text-properties officeooo:rsid="00231efb" officeooo:paragraph-rsid="00231efb"/>
    </style:style>
    <style:style style:name="P31" style:family="paragraph" style:parent-style-name="Standard">
      <style:paragraph-properties fo:text-align="start" style:justify-single-word="false"/>
      <style:text-properties officeooo:rsid="0024d4e7" officeooo:paragraph-rsid="0024d4e7"/>
    </style:style>
    <style:style style:name="P32" style:family="paragraph" style:parent-style-name="Standard">
      <style:paragraph-properties fo:text-align="start" style:justify-single-word="false"/>
      <style:text-properties officeooo:rsid="00254bda" officeooo:paragraph-rsid="00254bda"/>
    </style:style>
    <style:style style:name="P33" style:family="paragraph" style:parent-style-name="Standard">
      <style:paragraph-properties fo:text-align="start" style:justify-single-word="false"/>
      <style:text-properties officeooo:rsid="00262ed5" officeooo:paragraph-rsid="00262ed5"/>
    </style:style>
    <style:style style:name="P34" style:family="paragraph" style:parent-style-name="Standard">
      <style:paragraph-properties fo:text-align="start" style:justify-single-word="false"/>
      <style:text-properties officeooo:rsid="0027d98b" officeooo:paragraph-rsid="0027d98b"/>
    </style:style>
    <style:style style:name="T1" style:family="text">
      <style:text-properties officeooo:rsid="000bdffd"/>
    </style:style>
    <style:style style:name="T2" style:family="text">
      <style:text-properties style:text-underline-style="none"/>
    </style:style>
    <style:style style:name="T3" style:family="text">
      <style:text-properties style:text-underline-style="none" officeooo:rsid="000bef24"/>
    </style:style>
    <style:style style:name="T4" style:family="text">
      <style:text-properties officeooo:rsid="000bef24"/>
    </style:style>
    <style:style style:name="T5" style:family="text">
      <style:text-properties officeooo:rsid="000c9313"/>
    </style:style>
    <style:style style:name="T6" style:family="text">
      <style:text-properties officeooo:rsid="000f6a41"/>
    </style:style>
    <style:style style:name="T7" style:family="text">
      <style:text-properties officeooo:rsid="00117c92"/>
    </style:style>
    <style:style style:name="T8" style:family="text">
      <style:text-properties officeooo:rsid="0012ca18"/>
    </style:style>
    <style:style style:name="T9" style:family="text">
      <style:text-properties officeooo:rsid="00147a7f"/>
    </style:style>
    <style:style style:name="T10" style:family="text">
      <style:text-properties officeooo:rsid="001610ae"/>
    </style:style>
    <style:style style:name="T11" style:family="text">
      <style:text-properties officeooo:rsid="00177785"/>
    </style:style>
    <style:style style:name="T12" style:family="text">
      <style:text-properties officeooo:rsid="0018c80d"/>
    </style:style>
    <style:style style:name="T13" style:family="text">
      <style:text-properties officeooo:rsid="001a6004"/>
    </style:style>
    <style:style style:name="T14" style:family="text">
      <style:text-properties officeooo:rsid="001ac0df"/>
    </style:style>
    <style:style style:name="T15" style:family="text">
      <style:text-properties officeooo:rsid="001c9b59"/>
    </style:style>
    <style:style style:name="T16" style:family="text">
      <style:text-properties officeooo:rsid="001e8da6"/>
    </style:style>
    <style:style style:name="T17" style:family="text">
      <style:text-properties officeooo:rsid="001f8263"/>
    </style:style>
    <style:style style:name="T18" style:family="text">
      <style:text-properties officeooo:rsid="001fb857"/>
    </style:style>
    <style:style style:name="T19" style:family="text">
      <style:text-properties officeooo:rsid="0020fab2"/>
    </style:style>
    <style:style style:name="T20" style:family="text">
      <style:text-properties officeooo:rsid="0021078a"/>
    </style:style>
    <style:style style:name="T21" style:family="text">
      <style:text-properties officeooo:rsid="00231efb"/>
    </style:style>
    <style:style style:name="T22" style:family="text">
      <style:text-properties officeooo:rsid="0024d4e7"/>
    </style:style>
    <style:style style:name="T23" style:family="text">
      <style:text-properties officeooo:rsid="00262ed5"/>
    </style:style>
    <style:style style:name="T24" style:family="text">
      <style:text-properties officeooo:rsid="0027d9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Revision 1</text:p>
      <text:p text:style-name="P3">Camera from below. We see a woman<text:span text:style-name="T2"> place a can of beer on the table. We don't see her face. Camera is still on the empty couch seconds later we finally see her fall casually on the couch. Then the camera points to the TV and we see her hand rise up to the TV holding a remote. The TV </text:span><text:span text:style-name="T3">switches on.</text:span></text:p>
      <text:p text:style-name="P2"/>
      <text:p text:style-name="P2">Helen bored falls to her couch with a <text:span text:style-name="T1">can</text:span> of beer in her hand and switches tv on. <text:span text:style-name="T4">The camera is points to her phone which comes into focus as she picks it up. </text:span>Few moments later picks up her phone and starts scrolling lazily to the bottom of the app drawer and clicks on tinder. As usual, bombarded with numerous requests she swipes left most of them when one of them peaks her curiosity. <text:span text:style-name="T4">She stops the left swipe in the middle. </text:span>It's not because of the attractive profile picture but the caption. It reads : Wait. Don't. </text:p>
      <text:p text:style-name="P2"/>
      <text:p text:style-name="P2"/>
      <text:p text:style-name="P2">She momentarily pauses and swipes right. Immediately there's a message that reads : 'Glad that you didn't. Is sunday okay for you?'</text:p>
      <text:p text:style-name="P3"/>
      <text:p text:style-name="P3">She replies," I'm sure I'll scare you off. Is that okay?"</text:p>
      <text:p text:style-name="P3"/>
      <text:p text:style-name="P3">He replies,"I'll be the judge of that. So, Sunday it is. This is my number. &lt;Insert Place&gt; around &lt;Insert time&gt; works for you?"</text:p>
      <text:p text:style-name="P3"/>
      <text:p text:style-name="P3">She says yes.</text:p>
      <text:p text:style-name="P3"/>
      <text:p text:style-name="P4">She screenshots his picture and send it to her friend. Her friend replies," <text:span text:style-name="T8">Can you atleast wait till the end of the day</text:span>"</text:p>
      <text:p text:style-name="P4"/>
      <text:p text:style-name="P4">She replies," I'll try... &lt;wink emoji&gt;"</text:p>
      <text:p text:style-name="P4"/>
      <text:p text:style-name="P4">She gets a reply," Ughh..."</text:p>
      <text:p text:style-name="P4"/>
      <text:p text:style-name="P4">Scene fades.</text:p>
      <text:p text:style-name="P4"/>
      <text:p text:style-name="P4">The next opens in a coffee shop / <text:span text:style-name="T5">bar. A wide angle shot of the place for a 3 seconds and then in post production add "Sunday \n Time \n &lt;Place name&gt;".</text:span></text:p>
      <text:p text:style-name="P4"/>
      <text:p text:style-name="P5">Couple more shots of the place using different lenses <text:span text:style-name="T6">(the furniture, the glassware, a shot of coffee dripping </text:span><text:s/>and the last shot will be the back of Helen sitt<text:span text:style-name="T6">into the cup)</text:span>ing in a chair and then Arun comes into the frame from the side.</text:p>
      <text:p text:style-name="P5"/>
      <text:p text:style-name="P5">He asks her if he's late. She says "<text:span text:style-name="T6">Nah" and waves her hand to gesture that it doesn't matter.</text:span></text:p>
      <text:p text:style-name="P5"/>
      <text:p text:style-name="P6">Then she says," Oka nimsham agava? " <text:span text:style-name="T7">and then she turns the camera to herself and speaks to camera, to the audience. She says," Vadu raaka mundu I had sex with the barista. He was an animal, I mean look at him go " as the camera points to the monitor displaying security camera footage. The footage also includes the part where she walks back to the table and moments later Arun walks in. The camera pans to the barista and his face turns ghostlike. She also tells the barista to spike Arun coffee with vodka.</text:span></text:p>
      <text:p text:style-name="P7"/>
      <text:p text:style-name="P8">Arun : Neeku em cheyalanundi e roju? Anything specific?</text:p>
      <text:p text:style-name="P8"><text:soft-page-break/></text:p>
      <text:p text:style-name="P8">Helen : Ala em ledu. By the way nenu coffee order chesa neeku.</text:p>
      <text:p text:style-name="P8"/>
      <text:p text:style-name="P8">Arun : Oh</text:p>
      <text:p text:style-name="P8"/>
      <text:p text:style-name="P8">The coffee arives to the table and as he sips it Helen says there's vodka in it. <text:span text:style-name="T9">He almost spits it out.</text:span></text:p>
      <text:p text:style-name="P8"/>
      <text:p text:style-name="P8">Arun : What?!?! <text:span text:style-name="T9">Why?</text:span></text:p>
      <text:p text:style-name="P8"/>
      <text:p text:style-name="P9">Helen : Come on. Nenu avi already rendu thaganu. (She actually doesn't ).You should too. Date meeda nenu chesinavi nuvvu kuda cheyadam, it's kind of an obligation you know. Em antav?</text:p>
      <text:p text:style-name="P9"/>
      <text:p text:style-name="P9">Arun : Sare sare. Thaguthanu kaani nuvvu thagavani proof enti?</text:p>
      <text:p text:style-name="P9"/>
      <text:p text:style-name="P9">Camera points to them from the vicinity of the barista. She pulls out the bill as slides it to Arun and winks at the barista.</text:p>
      <text:p text:style-name="P9"/>
      <text:p text:style-name="P9">Arun : Mari na bike evaru drive cheyali?</text:p>
      <text:p text:style-name="P9"/>
      <text:p text:style-name="P9">Helen : We can walk</text:p>
      <text:p text:style-name="P9"/>
      <text:p text:style-name="P9">Arun : Okay</text:p>
      <text:p text:style-name="P9"/>
      <text:p text:style-name="P9">Arun's kinda buzzed <text:span text:style-name="T10">now.</text:span></text:p>
      <text:p text:style-name="P9"/>
      <text:p text:style-name="P11">Helen : Let's split the bill.</text:p>
      <text:p text:style-name="P11"/>
      <text:p text:style-name="P11">Arun : Motham nene pay chestha<text:span text:style-name="T12">le</text:span>. Bill split cheyadam endhuku?</text:p>
      <text:p text:style-name="P11"/>
      <text:p text:style-name="P11">Helen : <text:span text:style-name="T17">Idhi 2018 boss. Women can take care of themselves without men you know.</text:span></text:p>
      <text:p text:style-name="P11"/>
      <text:p text:style-name="P11">Arun : <text:span text:style-name="T17">Chill, chill. ( He gestures with his hands to make her "chillout" ). Nenu just tradition follow avthunnananthe. Nenu neeku paytm chestha nuvvu pay cheyseva. Na daggara cash levu.</text:span></text:p>
      <text:p text:style-name="P11"/>
      <text:p text:style-name="P11">Helen : Date meedha cash lekunda ochava?</text:p>
      <text:p text:style-name="P11"/>
      <text:p text:style-name="P11">Arun : Iddhariki nene karchu pedathanani just <text:span text:style-name="T11">card thecha anthe.</text:span></text:p>
      <text:p text:style-name="P9"/>
      <text:p text:style-name="P10">Helen : Daggarlo park undi. Akkadiki Vellachu.</text:p>
      <text:p text:style-name="P10"/>
      <text:p text:style-name="P11">A wide angle shot of the park. The next shot shows them walking to the </text:p>
      <text:p text:style-name="P10"/>
      <text:p text:style-name="P10">Arun : So Helen. Ni profession enti?</text:p>
      <text:p text:style-name="P10"/>
      <text:p text:style-name="P10">Helen : Nothing yet. <text:span text:style-name="T12">B</text:span>ehavioral psychology <text:span text:style-name="T12">lo masters chesthunna</text:span>.</text:p>
      <text:p text:style-name="P10"/>
      <text:p text:style-name="P10">Arun : Therapist avdhamana?</text:p>
      <text:p text:style-name="P10"/>
      <text:p text:style-name="P10">Helen : Well that's the plan. Chudam em avthado. What about you?</text:p>
      <text:p text:style-name="P10"><text:soft-page-break/></text:p>
      <text:p text:style-name="P10">Arun : Freelance developer. Clients ki software develop chesthanu. Also nenu oka part time teacher ni kuda.</text:p>
      <text:p text:style-name="P10"/>
      <text:p text:style-name="P10">Helen : Oh. So Mr.Busy Person eithe nuvvu.</text:p>
      <text:p text:style-name="P10"/>
      <text:p text:style-name="P10">Arun gives her a look implying the affirmative.</text:p>
      <text:p text:style-name="P10"/>
      <text:p text:style-name="P13">Helen : Inka em chesthuntav? Any hobbies?</text:p>
      <text:p text:style-name="P13"/>
      <text:p text:style-name="P13">Arun : Cheppalante outside of work nenemcheyanu ekkuva.</text:p>
      <text:p text:style-name="P13"/>
      <text:p text:style-name="P13">Helen : There has to be something. Cheppalani leda?</text:p>
      <text:p text:style-name="P13"/>
      <text:p text:style-name="P13">Arun : Ala em ledu.</text:p>
      <text:p text:style-name="P10"/>
      <text:p text:style-name="P11">Helen : Nuvvu naaku entha interesting ga anipisthe anthekkuva sepu neetho unta.</text:p>
      <text:p text:style-name="P11"/>
      <text:p text:style-name="P11">And she she winks at him.</text:p>
      <text:p text:style-name="P11"/>
      <text:p text:style-name="P12">Arun : E relationship nunchi em expect chesthunnav?</text:p>
      <text:p text:style-name="P12"/>
      <text:p text:style-name="P12">Helen : Wow. So direct ( she says it with a bit of sarcasm ). Chudam ela elthado relatioship. One night stand expect chesava?</text:p>
      <text:p text:style-name="P12"/>
      <text:p text:style-name="P14">Arun <text:span text:style-name="T13">tries to mask his emotions of surprise and awkwardness with a series of coughs. Helen hands him a bottle of water.</text:span></text:p>
      <text:p text:style-name="P12"/>
      <text:p text:style-name="P12">Arun : Ledu.</text:p>
      <text:p text:style-name="P12"/>
      <text:p text:style-name="P15">Helen : Naaku mohamatam lekunda cheppachu parledu. After all we're on a date.</text:p>
      <text:p text:style-name="P15"/>
      <text:p text:style-name="P15">Arun : Nijanga ledu.</text:p>
      <text:p text:style-name="P15"/>
      <text:p text:style-name="P15">Helen : Am I scaring you off? <text:s/>Nenu chance istha ippude ikkade vellipothanante vellipo. And don't forget your bike</text:p>
      <text:p text:style-name="P15"/>
      <text:p text:style-name="P11">Arun : <text:span text:style-name="T14">You give yourself way too much credit. You know that right?</text:span></text:p>
      <text:p text:style-name="P11"/>
      <text:p text:style-name="P15">Helen : <text:span text:style-name="T14">Avunu. Naaku telusu. You're quite perceptive you know.</text:span></text:p>
      <text:p text:style-name="P15"/>
      <text:p text:style-name="P16">Arun : Inkonthamandhi kuda adhe annaru. So, how am I doing? Ee patiki nannu psychoanalyse chesesuntavkuka?</text:p>
      <text:p text:style-name="P16"/>
      <text:p text:style-name="P17">Helen : Not enough info yet. Ni prarents gurinchi, ni childhood, ni teenage years gurinchi telavaali. Avanni first date lone kakeyavu kada.</text:p>
      <text:p text:style-name="P17"/>
      <text:p text:style-name="P18">Arun : <text:span text:style-name="T15">Are you seeing anyone else right now?</text:span></text:p>
      <text:p text:style-name="P18"/>
      <text:p text:style-name="P19"><text:soft-page-break/>Helen : Yes ante em chesthav?</text:p>
      <text:p text:style-name="P19"/>
      <text:p text:style-name="P19">Arun : Emle. Ee roju ayipoye lopu neetho inka time spend chesi, hopefully neekoka manchi experience ichanane satisfaction tho, naatho inkoka date meedha vasthe bagundu ane feeling tho intiki velthanu.</text:p>
      <text:p text:style-name="P19"/>
      <text:p text:style-name="P19">Helen : Come on. Joke cheyaku</text:p>
      <text:p text:style-name="P19"/>
      <text:p text:style-name="P19">Arun : I'm not ( He emphasizes on the not making her realise he's serious )</text:p>
      <text:p text:style-name="P19"/>
      <text:p text:style-name="P19">Helen : Nenidhi assalu expect cheyaledhu. You're lying.</text:p>
      <text:p text:style-name="P19"/>
      <text:p text:style-name="P19">Arun : Ledu Helen. Nenu chepthe nammavemokaani nenu monogamy believe cheyananthe.</text:p>
      <text:p text:style-name="P19"/>
      <text:p text:style-name="P19">Helen : Nannu interested ga unchadaaniki ela cheppatledu ka?</text:p>
      <text:p text:style-name="P19"/>
      <text:p text:style-name="P19">Arun : I can promise you that I'm not. <text:span text:style-name="T23">Monkeys monogamous kaadu, apes monogamous kaadu, chimpanzees monogamous kaadu. Why should we try to be. Marriage oka failed institution. 50% of them end in divorce anyway. So yeah, I don't believe in marriage either</text:span></text:p>
      <text:p text:style-name="P19"/>
      <text:p text:style-name="P20">Helen <text:span text:style-name="T23">spaces out still trying to digest his words. His liberal mindset catches her off-guard. Most of her previous matches were so out of sync with her she just ended up having sex with them and sneak out the window the next morning.</text:span></text:p>
      <text:p text:style-name="P20"/>
      <text:p text:style-name="P21">Arun : Nannu appude nammanavasaram ledu. I know a skeptic when I see one.</text:p>
      <text:p text:style-name="P21"/>
      <text:p text:style-name="P21">Helen : Anthodhu. False modesty ah? Oppuko nuvvu nannu impress chesavani.</text:p>
      <text:p text:style-name="P21"/>
      <text:p text:style-name="P21">Arun : You're just proving my point.</text:p>
      <text:p text:style-name="P21"/>
      <text:p text:style-name="P21">Helen lets out a chuckle.</text:p>
      <text:p text:style-name="P17"/>
      <text:p text:style-name="P18">Helen : Anyways, park inka bore kotesindhi. Let's leave.</text:p>
      <text:p text:style-name="P16"/>
      <text:p text:style-name="P18">Arun : Agava. Nenu coffee theesokonustha. Neekuda kavala?</text:p>
      <text:p text:style-name="P18"/>
      <text:p text:style-name="P18">Helen : Waste avthadi. Nee thantlo nunchi koncham thaguthanle.</text:p>
      <text:p text:style-name="P18"/>
      <text:p text:style-name="P18">Camera points towards Arun coming to the coffee guy and he asks the cashier for an espresso.</text:p>
      <text:p text:style-name="P18">The next shot we see Helen looking at Arun buying coffee. She smiles to herself. She realises that this relationship could be a long term thing.</text:p>
      <text:p text:style-name="P18"/>
      <text:p text:style-name="P22">Then next shot, we see see them exiting the entrance of the <text:s/>park.</text:p>
      <text:p text:style-name="P22"/>
      <text:p text:style-name="P23">Helen : Okasari nee phone ivvava?</text:p>
      <text:p text:style-name="P23"/>
      <text:p text:style-name="P23">Camera points to her intently operating his phone. She doesn't even make an effort to conceal her snooping.</text:p>
      <text:p text:style-name="P23"/>
      <text:p text:style-name="P23">Arun : You won't find anything</text:p>
      <text:p text:style-name="P23"><text:soft-page-break/></text:p>
      <text:p text:style-name="P23">Helen goes through everything she can but most of the apps are encrypted. <text:s/>She starts going through his <text:s text:c="5"/></text:p>
      <text:p text:style-name="P23">playlists.</text:p>
      <text:p text:style-name="P23"/>
      <text:p text:style-name="P23">Helen : Bethoven, Mozart, Bach kaakunda vere music leda indhulo? Atleast ee century lo uchina paatalunnaya?</text:p>
      <text:p text:style-name="P23">Arun gives her a look implying the negative.</text:p>
      <text:p text:style-name="P23"/>
      <text:p text:style-name="P23">Helen : Weird</text:p>
      <text:p text:style-name="P23"/>
      <text:p text:style-name="P23">Arun : Classical music na mind clear ga undela help chesthadi. You should try it sometime. Half an hour elanti distraction lekunda, just music and nothing else is quite an experience you know.</text:p>
      <text:p text:style-name="P23"/>
      <text:p text:style-name="P23">Helen : Weird</text:p>
      <text:p text:style-name="P23"/>
      <text:p text:style-name="P23">Arun lets out a chu<text:span text:style-name="T16">ckle.</text:span></text:p>
      <text:p text:style-name="P23"/>
      <text:p text:style-name="P24">Arun : It's not for everyone though. I'm glad it works for me.</text:p>
      <text:p text:style-name="P24"/>
      <text:p text:style-name="P24">Helen : You can take this back.</text:p>
      <text:p text:style-name="P24"/>
      <text:p text:style-name="P24">Helen : Coffee ivvava</text:p>
      <text:p text:style-name="P24"/>
      <text:p text:style-name="P24">Arun hands it her. She takes a sip and says "YUCK!"</text:p>
      <text:p text:style-name="P24"/>
      <text:p text:style-name="P24">Helen : Way too bitter. Ayina ee time lo black coffee enti.</text:p>
      <text:p text:style-name="P24"/>
      <text:p text:style-name="P24">Arun : Sugar kaavala?</text:p>
      <text:p text:style-name="P24"/>
      <text:p text:style-name="P24">Helen : Road majalo unnam. Sugar ekkadinundi thesthav?</text:p>
      <text:p text:style-name="P24"/>
      <text:p text:style-name="P24">The camera pans across a storefront of a homeopathic pharmacy and pans back to it. Now the camera is inside the pharmacy pointing outside. We see them enter it.</text:p>
      <text:p text:style-name="P24"/>
      <text:p text:style-name="P24">Arun to the pharmacist : Two days nundi cold inka body pains unnai. Asalu thagatam ledu. Weatherchange ki nenu chaala sensitive. Homeopathy medicine vaadamani chepparu chaalamandi.</text:p>
      <text:p text:style-name="P24"/>
      <text:p text:style-name="P24">Pharmacist : E medicine cold inka body pains ki. Roju rendu saarlu thinna tharavatha theesukondi thaggipothundhi.</text:p>
      <text:p text:style-name="P24"/>
      <text:p text:style-name="P24">Arun : Thanks andi</text:p>
      <text:p text:style-name="P24"/>
      <text:p text:style-name="P24">Arun pays the bill and they both exit the place. <text:span text:style-name="T18">The camera points to Arun while he takes out a kerchief from his pocket and empties the medicine into it. He gestures Helen to hand over the coffee. He folds the kerchief and bites it to powder the medicine and empties that into the coffee.</text:span></text:p>
      <text:p text:style-name="P24"/>
      <text:p text:style-name="P25">Helen : Oi! Em chesthunnav?</text:p>
      <text:p text:style-name="P25"/>
      <text:p text:style-name="P25">Arun <text:span text:style-name="T23">extends the cup towards her and looks at her intently.</text:span></text:p>
      <text:p text:style-name="P25"><text:soft-page-break/></text:p>
      <text:p text:style-name="P25">Helen : Joke chesthunnava? No way.</text:p>
      <text:p text:style-name="P25"/>
      <text:p text:style-name="P25">Arun : Podune vodka coffee thaginchav<text:span text:style-name="T23">ka</text:span>. I'm just returning the favor. Trust me and take a sip will you?</text:p>
      <text:p text:style-name="P25">Helen hesitently takes a sip.</text:p>
      <text:p text:style-name="P25"/>
      <text:p text:style-name="P25">Arun : Ela undi?</text:p>
      <text:p text:style-name="P25"/>
      <text:p text:style-name="P25">Helen : It's not bitter anymore but it has cold medicine in it and I don't know how that's better.</text:p>
      <text:p text:style-name="P25"/>
      <text:p text:style-name="P25">Arun : It's not medicine. In fact, any homeopathic medicine isn't medicine. Avi sugar balls anthe. Nothing more than that.</text:p>
      <text:p text:style-name="P25"/>
      <text:p text:style-name="P25">Helen : What?!?!</text:p>
      <text:p text:style-name="P25"/>
      <text:p text:style-name="P25">Arun : There <text:span text:style-name="T19">goes</text:span> my favorite skeptic. <text:span text:style-name="T20">Shocking isn't it. Finish it. It'll be too swwet for me now and I'll explain.</text:span></text:p>
      <text:p text:style-name="P25"/>
      <text:p text:style-name="P26">Helen : E coffee ikkade paraposeyachu nenu.</text:p>
      <text:p text:style-name="P26"/>
      <text:p text:style-name="P26">Arun : Nuvva ala cheyavu. You're too eager to know the answer.</text:p>
      <text:p text:style-name="P26"/>
      <text:p text:style-name="P26">Helen realises that she's finally met someone who's more interesting than any of her previous boyfriends.</text:p>
      <text:p text:style-name="P26"/>
      <text:p text:style-name="P26">She stares at him continously throughout the duration of her finishing the coffee. She even hurries to finish it.</text:p>
      <text:p text:style-name="P26"/>
      <text:p text:style-name="P26">Helen : My ears are wide open.</text:p>
      <text:p text:style-name="P26"/>
      <text:p text:style-name="P28">Arun : It's <text:span text:style-name="T21">just </text:span>placebo effect. Medicinal value em undadhu. <text:span text:style-name="T21">Let's sit down somewhere, convince cheyadaniki try chestha.</text:span></text:p>
      <text:p text:style-name="P29"/>
      <text:p text:style-name="P30">Arun asks her to close her eyes. She obeys.</text:p>
      <text:p text:style-name="P30"/>
      <text:p text:style-name="P31">The screen turns black to put the audience into Helen's perspective</text:p>
      <text:p text:style-name="P30"/>
      <text:p text:style-name="P30">Arun : Ni mind lo unna <text:span text:style-name="T22">preconceived ( try to find a telugu alternative to this word ) ideas anni clear cheyi. Bring out the skeptic in you. Proof lekunda nammadam neeku unimaginable ga undaali. Okay na? Audience, mimmalne aduguthunna. Okay na? I'll play a video for you. Ee video cheppe pratidhaani <text:s/></text:span></text:p>
      <text:p text:style-name="P31">ee movie ayipoyintharuvaatha fact-check chesukomani encourage chesthunnanu.</text:p>
      <text:p text:style-name="P31"/>
      <text:p text:style-name="P31">Now the dark screen turns white for a second and the In a nutshell's video on Homeopathy starts playing.</text:p>
      <text:p text:style-name="P31"/>
      <text:p text:style-name="P31">After the end of that video give credit to the youtube channel.</text:p>
      <text:p text:style-name="P31"/>
      <text:p text:style-name="P31">Arun : Open your eyes Helen. Em antav? Convince ayyava?</text:p>
      <text:p text:style-name="P31"><text:soft-page-break/></text:p>
      <text:p text:style-name="P31">Helen : The video has some strong points but ee coffee finish cheyadam inka naaku uncomfortable ga undi.</text:p>
      <text:p text:style-name="P31"/>
      <text:p text:style-name="P31">Arun : Adi expected ele.</text:p>
      <text:p text:style-name="P32">Helen wants to return the favor.</text:p>
      <text:p text:style-name="P32"/>
      <text:p text:style-name="P32">Helen : Sober ayyava complete ga?</text:p>
      <text:p text:style-name="P32"/>
      <text:p text:style-name="P32">Arun : Ha</text:p>
      <text:p text:style-name="P32"/>
      <text:p text:style-name="P32">Helen : We'll go back to the coffee shop to get your bike back. Tharavatha ekkadikellalo directions istha.</text:p>
      <text:p text:style-name="P32"/>
      <text:p text:style-name="P32">Helen gives him the directions to her house. Arun follows the directions questioning them</text:p>
      <text:p text:style-name="P32"/>
      <text:p text:style-name="P32">Helen : Idhe na illu.</text:p>
      <text:p text:style-name="P32"/>
      <text:p text:style-name="P32">Arun : Ni intiki theesukosthav ani expect cheyale.</text:p>
      <text:p text:style-name="P32"/>
      <text:p text:style-name="P32">Helen : Lunch ki emlevu intlo. I'll order something. Em <text:span text:style-name="T23">kaavali neeku.</text:span></text:p>
      <text:p text:style-name="P32"/>
      <text:p text:style-name="P33">Arun : Anything italian or mexican is fine.</text:p>
      <text:p text:style-name="P33"/>
      <text:p text:style-name="P33">Helen orders a mexican pizza and an italian pizza.</text:p>
      <text:p text:style-name="P33"/>
      <text:p text:style-name="P33">Helen : Order chesa. 20 mintes padthadi.</text:p>
      <text:p text:style-name="P33"/>
      <text:p text:style-name="P33">Arun : Neeku entha mandhi ex-boyfriends unnaro adagacha.</text:p>
      <text:p text:style-name="P33"/>
      <text:p text:style-name="P33">Helen : Sare kaani what's your definition of a boyfriend. 2 dates? 10 dates? One month aniversary? The first time we had sex?</text:p>
      <text:p text:style-name="P33"/>
      <text:p text:style-name="P33">Arun : <text:span text:style-name="T24">Anitiki cheppu.</text:span></text:p>
      <text:p text:style-name="P33"/>
      <text:p text:style-name="P34">Helen stares into blank space trying to count how many people sha had slept with.</text:p>
      <text:p text:style-name="P34"/>
      <text:p text:style-name="P34">Helen : Aa order lo cheppa;ante Don't remember, maybe 4, none and 73.</text:p>
      <text:p text:style-name="P34"/>
      <text:p text:style-name="P34">Arun :(In deep shock). That has to be an exageration.</text:p>
      <text:p text:style-name="P34"/>
      <text:p text:style-name="P34">Helen : I actually keep count you know.</text:p>
      <text:p text:style-name="P34"/>
      <text:p text:style-name="P34">Arun : That's messed up. Andhulo evaranna more than 10 dates candidates unnara?</text:p>
      <text:p text:style-name="P34"/>
      <text:p text:style-name="P34">Helen : Just 2.</text:p>
      <text:p text:style-name="P34"/>
      <text:p text:style-name="P34">Helen goes out of the frame for 4 seconds. She asks him if he's hungry from outside the frame.</text:p>
      <text:p text:style-name="P34"/>
      <text:p text:style-name="P34"><text:soft-page-break/>Arun says he not hungry hungry and he's mildly hungry. Helen says that she knows how to make him hungry hungry. Helen comes back into the frame holding a plate with brownies in it.</text:p>
      <text:p text:style-name="P34"/>
      <text:p text:style-name="P34">Helen : Idhigo. Nene chesanu.</text:p>
      <text:p text:style-name="P34"/>
      <text:p text:style-name="P34">Arun : Aakali ekkuvavvadaaniki brownies isthunnava?</text:p>
      <text:p text:style-name="P34"/>
      <text:p text:style-name="P34">Helen : Arey thinavoi.</text:p>
      <text:p text:style-name="P34"/>
      <text:p text:style-name="P34">Arun takes a brownie finishes it without uttering a word. Helen watches him eat the entire thing and smiles at him.</text:p>
      <text:p text:style-name="P34"/>
      <text:p text:style-name="P34">Arun : What?! Na aakalini underestimate chesananthe. (sarcastically he says ) Dishti thagulthadi telsa.</text:p>
      <text:p text:style-name="P34"/>
      <text:p text:style-name="P34">Helen actually doesn't place the order. She takes a brownie and eats it too along with Arun's second one.</text:p>
      <text:p text:style-name="P34"/>
      <text:p text:style-name="P34">Surprise surprise they're hash brownies.</text:p>
      <text:p text:style-name="P34"/>
      <text:p text:style-name="P34">Helen says so after 20 minutes.</text:p>
      <text:p text:style-name="P34"/>
      <text:p text:style-name="P34">Arun : (With a deep smile) Na bucket list lo okadaaniki tick cheseyacheithe.</text:p>
      <text:p text:style-name="P34"/>
      <text:p text:style-name="P34">Helen times the order such that the food arrives when Arun would get the munchies.</text:p>
      <text:p text:style-name="P34"/>
      <text:p text:style-name="P34">Arun goes ecstatic looking at the pizzas. One's italian and the other one's mexican.</text:p>
      <text:p text:style-name="P34"/>
      <text:p text:style-name="P34">The pizza boxes wide open slide into the frame. The next shot Arun staring them. He can't believe his eyes.</text:p>
      <text:p text:style-name="P34"/>
      <text:p text:style-name="P34">Arun : ( He says it very slowly as if he's trying to frame the sentence as he goes ). Nuvve appude plan chesav. It's funny.</text:p>
      <text:p text:style-name="P34"/>
      <text:p text:style-name="P34">Helen : How're you feeling?</text:p>
      <text:p text:style-name="P34"/>
      <text:p text:style-name="P34">Arun : Put something on TV. Thintoo emanna chudaalanundi.</text:p>
      <text:p text:style-name="P34"/>
      <text:p text:style-name="P34">Helen turns the TV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2M9S</meta:editing-duration>
    <meta:editing-cycles>20</meta:editing-cycles>
    <meta:generator>LibreOffice/5.3.3.2$Windows_X86_64 LibreOffice_project/3d9a8b4b4e538a85e0782bd6c2d430bafe583448</meta:generator>
    <dc:date>2018-07-13T15:38:31.566000000</dc:date>
    <meta:document-statistic meta:table-count="0" meta:image-count="0" meta:object-count="0" meta:page-count="8" meta:paragraph-count="165" meta:word-count="2331" meta:character-count="13033" meta:non-whitespace-character-count="10852"/>
    <meta:user-defined meta:name="Info 1"/>
    <meta:user-defined meta:name="Info 2"/>
    <meta:user-defined meta:name="Info 3"/>
    <meta:user-defined meta:name="Info 4"/>
  </office:meta>
</office:document-meta>
</file>